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769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Item Health</text:p>
          </table:table-cell>
          <table:table-cell table:style-name="ce1" office:value-type="string" calcext:value-type="string">
            <text:p>Condition Loss</text:p>
            <text:p>Per Use</text:p>
          </table:table-cell>
          <table:table-cell table:style-name="ce1" office:value-type="string" calcext:value-type="string">
            <text:p>Affliction Name</text:p>
          </table:table-cell>
          <table:table-cell table:style-name="ce1" office:value-type="string" calcext:value-type="string">
            <text:p>Affliction Amount</text:p>
            <text:p>Per Use</text:p>
          </table:table-cell>
          <table:table-cell table:style-name="ce1" office:value-type="string" calcext:value-type="string">
            <text:p>Affliction Change</text:p>
            <text:p>Total</text:p>
          </table:table-cell>
          <table:table-cell table:style-name="ce1" office:value-type="string" calcext:value-type="string">
            <text:p>New Item</text:p>
            <text:p>Health</text:p>
          </table:table-cell>
          <table:table-cell table:style-name="ce1" office:value-type="string" calcext:value-type="string">
            <text:p>New Condition</text:p>
            <text:p>Loss Per Use</text:p>
          </table:table-cell>
          <table:table-cell table:style-name="ce1" office:value-type="string" calcext:value-type="string">
            <text:p>New Per Use</text:p>
            <text:p>Value</text:p>
          </table:table-cell>
          <table:table-cell table:style-name="ce1" office:value-type="string" calcext:value-type="string">
            <text:p>New Change</text:p>
            <text:p>Total</text:p>
          </table:table-cell>
          <table:table-cell table:style-name="ce1"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Nug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]/[.D2])*[.F2]" office:value-type="float" office:value="-1.25" calcext:value-type="float">
            <text:p>-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2]/[.I2])*[.J2]" office:value-type="float" office:value="-6" calcext:value-type="float">
            <text:p>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urge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]/[.D3])*[.F3]" office:value-type="float" office:value="-12.5" calcext:value-type="float">
            <text:p>-12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table:formula="of:=([.H3]/[.I3])*[.J3]" office:value-type="float" office:value="-31.25" calcext:value-type="float">
            <text:p>-3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Hotdog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]/[.D4])*[.F4]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table:formula="of:=([.H4]/[.I4])*[.J4]" office:value-type="float" office:value="-25" calcext:value-type="float">
            <text:p>-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Frie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5]/[.D5])*[.F5]" office:value-type="float" office:value="-12.5" calcext:value-type="float">
            <text:p>-12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formula="of:=([.H5]/[.I5])*[.J5]" office:value-type="float" office:value="-18.75" calcext:value-type="float">
            <text:p>-18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Protein Bar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C6]/[.D6])*[.F6]" office:value-type="float" office:value="-8.25" calcext:value-type="float">
            <text:p>-8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formula="of:=([.H6]/[.I6])*[.J6]" office:value-type="float" office:value="-7.5" calcext:value-type="float">
            <text:p>-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Protein Algae Cake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C7]/[.D7])*[.F7]" office:value-type="float" office:value="-9.9" calcext:value-type="float">
            <text:p>-9.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formula="of:=([.H7]/[.I7])*[.J7]" office:value-type="float" office:value="-11.25" calcext:value-type="float">
            <text:p>-1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MRE - Crawl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" calcext:value-type="float">
            <text:p>-3</text:p>
          </table:table-cell>
          <table:table-cell table:formula="of:=([.C8]/[.D8])*[.F8]"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8]/[.I8])*[.J8]"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draptor</text:p>
          </table:table-cell>
          <table:table-cell office:value-type="string" calcext:value-type="string">
            <text:p>MRE - Mudrapto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C9]/[.D9])*[.F9]"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formula="of:=([.H9]/[.I9])*[.J9]" office:value-type="float" office:value="-35" calcext:value-type="float">
            <text:p>-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MRE - Hammerhead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4" calcext:value-type="float">
            <text:p>-4</text:p>
          </table:table-cell>
          <table:table-cell table:formula="of:=([.C10]/[.D10])*[.F10]"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10]/[.I10])*[.J10]" office:value-type="float" office:value="-40" calcext:value-type="float">
            <text:p>-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esher</text:p>
          </table:table-cell>
          <table:table-cell office:value-type="string" calcext:value-type="string">
            <text:p>MRE - Thresh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C11]/[.D11])*[.F11]"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formula="of:=([.H11]/[.I11])*[.J11]" office:value-type="float" office:value="-35" calcext:value-type="float">
            <text:p>-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9" calcext:value-type="float">
            <text:p>-0.9</text:p>
          </table:table-cell>
          <table:table-cell table:formula="of:=([.C12]/[.D12])*[.F12]" office:value-type="float" office:value="-8.91" calcext:value-type="float">
            <text:p>-8.9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formula="of:=([.H12]/[.I12])*[.J12]" office:value-type="float" office:value="-11.25" calcext:value-type="float">
            <text:p>-1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rst</text:p>
          </table:table-cell>
          <table:table-cell office:value-type="float" office:value="0.2" calcext:value-type="float">
            <text:p>0.2</text:p>
          </table:table-cell>
          <table:table-cell table:formula="of:=([.C13]/[.D13])*[.F13]" office:value-type="float" office:value="1.98" calcext:value-type="float">
            <text:p>1.9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([.H13]/[.I13])*[.J1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Mutated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8" calcext:value-type="float">
            <text:p>-0.8</text:p>
          </table:table-cell>
          <table:table-cell table:formula="of:=([.C14]/[.D14])*[.F14]" office:value-type="float" office:value="-7.92" calcext:value-type="float">
            <text:p>-7.9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formula="of:=([.H14]/[.I14])*[.J14]" office:value-type="float" office:value="-11.25" calcext:value-type="float">
            <text:p>-1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Mutated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rst</text:p>
          </table:table-cell>
          <table:table-cell office:value-type="float" office:value="0.2" calcext:value-type="float">
            <text:p>0.2</text:p>
          </table:table-cell>
          <table:table-cell table:formula="of:=([.C15]/[.D15])*[.F15]" office:value-type="float" office:value="1.98" calcext:value-type="float">
            <text:p>1.9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([.H15]/[.I15])*[.J1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rea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6]/[.D16])*[.F16]" office:value-type="float" office:value="-16.6666666666667" calcext:value-type="float">
            <text:p>-16.666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16]/[.I16])*[.J16]" office:value-type="float" office:value="-60" calcext:value-type="float">
            <text:p>-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urger Bu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7]/[.D17])*[.F17]"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H17]/[.I17])*[.J17]"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Hotdog Bu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8]/[.D18])*[.F18]"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H18]/[.I18])*[.J18]"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read Slic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3" calcext:value-type="float">
            <text:p>-0.3</text:p>
          </table:table-cell>
          <table:table-cell table:formula="of:=([.C19]/[.D19])*[.F19]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H19]/[.I19])*[.J19]" office:value-type="float" office:value="-6" calcext:value-type="float">
            <text:p>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erky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nger</text:p>
          </table:table-cell>
          <table:table-cell office:value-type="float" office:value="-2.5" calcext:value-type="float">
            <text:p>-2.5</text:p>
          </table:table-cell>
          <table:table-cell table:formula="of:=([.C20]/[.D20])*[.F20]" office:value-type="float" office:value="-31.25" calcext:value-type="float">
            <text:p>-31.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20]/[.I20])*[.J20]"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erky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rst</text:p>
          </table:table-cell>
          <table:table-cell office:value-type="float" office:value="1.2" calcext:value-type="float">
            <text:p>1.2</text:p>
          </table:table-cell>
          <table:table-cell table:formula="of:=([.C21]/[.D21])*[.F21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H21]/[.I21])*[.J21]" office:value-type="float" office:value="7.5" calcext:value-type="float">
            <text:p>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Crawler Filet with Sea Wee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2]/[.D22])*[.F22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formula="of:=([.H22]/[.I22])*[.J22]" office:value-type="float" office:value="-43.75" calcext:value-type="float">
            <text:p>-43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Craw Yum!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25" calcext:value-type="float">
            <text:p>-0.25</text:p>
          </table:table-cell>
          <table:table-cell table:formula="of:=([.C23]/[.D23])*[.F23]" office:value-type="float" office:value="-6.25" calcext:value-type="float">
            <text:p>-6.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23]/[.I23])*[.J23]" office:value-type="float" office:value="-37.5" calcext:value-type="float">
            <text:p>-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worm</text:p>
          </table:table-cell>
          <table:table-cell office:value-type="string" calcext:value-type="string">
            <text:p>Endworm Hotdog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4]/[.D24])*[.F24]" office:value-type="float" office:value="-12.5" calcext:value-type="float">
            <text:p>-12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24]/[.I24])*[.J24]" office:value-type="float" office:value="-60" calcext:value-type="float">
            <text:p>-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Hammerhead Roa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5]/[.D25])*[.F25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25]/[.I25])*[.J25]" office:value-type="float" office:value="-50" calcext:value-type="float">
            <text:p>-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Hammerhead Sparerib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6]/[.D26])*[.F26]" office:value-type="float" office:value="-12.5" calcext:value-type="float">
            <text:p>-12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formula="of:=([.H26]/[.I26])*[.J26]" office:value-type="float" office:value="-43.75" calcext:value-type="float">
            <text:p>-43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Pickled Hammerhead Spawn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7]/[.D27])*[.F27]" office:value-type="float" office:value="-12.5" calcext:value-type="float">
            <text:p>-1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27]/[.I27])*[.J27]" office:value-type="float" office:value="-40" calcext:value-type="float">
            <text:p>-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Fried Hammerhead Spawn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3" calcext:value-type="float">
            <text:p>-0.3</text:p>
          </table:table-cell>
          <table:table-cell table:formula="of:=([.C28]/[.D28])*[.F28]" office:value-type="float" office:value="-7.5" calcext:value-type="float">
            <text:p>-7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28]/[.I28])*[.J28]" office:value-type="float" office:value="-22.5" calcext:value-type="float">
            <text:p>-2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Human File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9]/[.D29])*[.F29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29]/[.I29])*[.J29]" office:value-type="float" office:value="-37.5" calcext:value-type="float">
            <text:p>-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Plate of Human Limbs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0]/[.D30])*[.F30]" office:value-type="float" office:value="-17.5" calcext:value-type="float">
            <text:p>-17.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30]/[.I30])*[.J30]" office:value-type="float" office:value="-52.5" calcext:value-type="float">
            <text:p>-5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sk</text:p>
          </table:table-cell>
          <table:table-cell office:value-type="string" calcext:value-type="string">
            <text:p>Husk Fil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1]/[.D31])*[.F31]" office:value-type="float" office:value="-12.5" calcext:value-type="float">
            <text:p>-12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table:formula="of:=([.H31]/[.I31])*[.J31]" office:value-type="float" office:value="-31.25" calcext:value-type="float">
            <text:p>-3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sk</text:p>
          </table:table-cell>
          <table:table-cell office:value-type="string" calcext:value-type="string">
            <text:p>Rolled Husk Ro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2]/[.D32])*[.F32]" office:value-type="float" office:value="-12.5" calcext:value-type="float">
            <text:p>-1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H32]/[.I32])*[.J32]"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och</text:p>
          </table:table-cell>
          <table:table-cell office:value-type="string" calcext:value-type="string">
            <text:p>Plate of Moloch Sushi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unger</text:p>
          </table:table-cell>
          <table:table-cell office:value-type="float" office:value="-2.5" calcext:value-type="float">
            <text:p>-2.5</text:p>
          </table:table-cell>
          <table:table-cell table:formula="of:=([.C33]/[.D33])*[.F33]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([.H33]/[.I33])*[.J33]" office:value-type="float" office:value="-24" calcext:value-type="float">
            <text:p>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och</text:p>
          </table:table-cell>
          <table:table-cell office:value-type="string" calcext:value-type="string">
            <text:p>Moloch Steak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4]/[.D34])*[.F34]"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34]/[.I34])*[.J34]" office:value-type="float" office:value="-60" calcext:value-type="float">
            <text:p>-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draptor</text:p>
          </table:table-cell>
          <table:table-cell office:value-type="string" calcext:value-type="string">
            <text:p>Mudraptor Roa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5]/[.D35])*[.F35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35]/[.I35])*[.J35]" office:value-type="float" office:value="-50" calcext:value-type="float">
            <text:p>-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eling</text:p>
          </table:table-cell>
          <table:table-cell office:value-type="string" calcext:value-type="string">
            <text:p>Spineling Kebab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6]/[.D36])*[.F36]" office:value-type="float" office:value="-12.5" calcext:value-type="float">
            <text:p>-1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36]/[.I36])*[.J36]"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esher</text:p>
          </table:table-cell>
          <table:table-cell office:value-type="string" calcext:value-type="string">
            <text:p>Thresher File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7]/[.D37])*[.F37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H37]/[.I37])*[.J37]" office:value-type="float" office:value="-50" calcext:value-type="float">
            <text:p>-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pnut-Bubbleberry Sala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8]/[.D38])*[.F38]" office:value-type="float" office:value="-12.5" calcext:value-type="float">
            <text:p>-12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38]/[.I38])*[.J38]" office:value-type="float" office:value="-37.5" calcext:value-type="float">
            <text:p>-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pnut-Bubbleberry Sala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15" calcext:value-type="float">
            <text:p>-0.15</text:p>
          </table:table-cell>
          <table:table-cell table:formula="of:=([.C39]/[.D39])*[.F39]" office:value-type="float" office:value="-3.75" calcext:value-type="float">
            <text:p>-3.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H39]/[.I39])*[.J39]" office:value-type="float" office:value="12.5" calcext:value-type="float">
            <text:p>1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Bubbleberry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0]/[.D40])*[.F40]"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H40]/[.I40])*[.J40]" office:value-type="float" office:value="-25" calcext:value-type="float">
            <text:p>-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Bubbleberry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2" calcext:value-type="float">
            <text:p>-0.2</text:p>
          </table:table-cell>
          <table:table-cell table:formula="of:=([.C41]/[.D41])*[.F41]"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H41]/[.I41])*[.J41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megrenade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2]/[.D42])*[.F42]"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42]/[.I42])*[.J42]" office:value-type="float" office:value="-37.5" calcext:value-type="float">
            <text:p>-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megrenade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075" calcext:value-type="float">
            <text:p>-0.075</text:p>
          </table:table-cell>
          <table:table-cell table:formula="of:=([.C43]/[.D43])*[.F43]" office:value-type="float" office:value="-1.5" calcext:value-type="float">
            <text:p>-1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([.H43]/[.I43])*[.J43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Omelett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4]/[.D44])*[.F44]" office:value-type="float" office:value="-12.5" calcext:value-type="float">
            <text:p>-12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([.H44]/[.I44])*[.J44]" office:value-type="float" office:value="-22.5" calcext:value-type="float">
            <text:p>-2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cher</text:p>
          </table:table-cell>
          <table:table-cell office:value-type="string" calcext:value-type="string">
            <text:p>Watcher Steak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5]/[.D45])*[.F45]"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formula="of:=([.H45]/[.I45])*[.J45]" office:value-type="float" office:value="-43.75" calcext:value-type="float">
            <text:p>-43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5:17:58.576214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18:12:36.833066058</meta:creation-date>
    <meta:generator>LibreOffice/25.2.4.3$Linux_X86_64 LibreOffice_project/33e196637044ead23f5c3226cde09b47731f7e27</meta:generator>
    <dc:date>2025-07-01T18:51:04.604624107</dc:date>
    <meta:editing-duration>PT1H50M37S</meta:editing-duration>
    <meta:editing-cycles>8</meta:editing-cycles>
    <meta:document-statistic meta:table-count="1" meta:cell-count="496" meta:object-count="0"/>
  </office:meta>
</office:document-meta>
</file>